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style:font-name="Cantarell"/>
    </style:style>
    <style:style style:name="P5" style:family="paragraph" style:parent-style-name="Standard" style:list-style-name="L2">
      <style:text-properties style:font-name="Cantarell"/>
    </style:style>
    <style:style style:name="P6" style:family="paragraph" style:parent-style-name="Standard" style:list-style-name="L3">
      <style:text-properties style:font-name="Cantarell"/>
    </style:style>
    <style:style style:name="P7" style:family="paragraph" style:parent-style-name="Standard" style:list-style-name="L3"/>
    <style:style style:name="T1" style:family="text">
      <style:text-properties style:text-position="super 58%" style:font-name="Cantarell" fo:font-weight="bold" style:font-weight-asian="bold" style:font-weight-complex="bold"/>
    </style:style>
    <style:style style:name="T2" style:family="text">
      <style:text-properties style:font-name="Cantarell"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2">Meeting 3</text:span><text:span text:style-name="T1">rd</text:span><text:span text:style-name="T2"> March 2015</text:span></text:p>
      <text:p text:style-name="P1"/>
      <text:p text:style-name="P2">What has been done :</text:p>
      <text:p text:style-name="P1"/>
      <text:list xml:id="list12781874771" text:style-name="L1">
        <text:list-item>
          <text:p text:style-name="P4">Most of the code for Online_v2 core software is ready. </text:p>
        </text:list-item>
        <text:list-item>
          <text:p text:style-name="P4">Online_v2 has been tested with Lab set of 8 MCM card for last 2 &amp; half year without any problem.</text:p>
        </text:list-item>
        <text:list-item>
          <text:p text:style-name="P4">Online_v2 <text:s/>has been integrated with QT/QML GUI as well as Python environment. </text:p>
        </text:list-item>
        <text:list-item>
          <text:p text:style-name="P4">Online_v2 <text:s/>has been tested in Antenna C06 with sub-system sentinel &amp; OF during April MTAC 2014. </text:p>
        </text:list-item>
        <text:list-item>
          <text:p text:style-name="P4">Online_v2 <text:s/>has been tested with GWB correlator during April MTAC 2014. </text:p>
        </text:list-item>
        <text:list-item>
          <text:p text:style-name="P4">Online_v2 has been tested in <text:s/>Antennae C00, C04 &amp; C06 with sub-system Sentinel &amp; OF during October MTAC 2014. </text:p>
        </text:list-item>
        <text:list-item>
          <text:p text:style-name="P4">Online_v2 has been tested with Front-End and GAB system in respective labs.</text:p>
        </text:list-item>
        <text:list-item>
          <text:p text:style-name="P4">Online_v2 has been tested with One rabbit card configured as two sub-system. </text:p>
        </text:list-item>
        <text:list-item>
          <text:p text:style-name="P4">Online_v2 has been tested with servo system PC104 card in servo lab as well as in C01 antenna. </text:p>
        </text:list-item>
        <text:list-item>
          <text:p text:style-name="P4">Online_v2 has been tested with FPS system using rabbit card over serial link in FPS lab.<text:tab/></text:p>
        </text:list-item>
        <text:list-item>
          <text:p text:style-name="P4">Shared memory client program has been written which reads all commands &amp; responses from all running threads. </text:p>
        </text:list-item>
        <text:list-item>
          <text:p text:style-name="P4">Round trip time test has been done for Online_v2-MCM command-response. <text:tab/></text:p>
        </text:list-item>
      </text:list>
      <text:p text:style-name="P1"/>
      <text:p text:style-name="P2">What needs to be done :</text:p>
      <text:p text:style-name="P1"/>
      <text:list xml:id="list183806779" text:style-name="L2">
        <text:list-item>
          <text:p text:style-name="P5">NOVAS library calculation for astronomy has to be implemented.</text:p>
        </text:list-item>
        <text:list-item>
          <text:p text:style-name="P5">Qt/QML GUI has to be completed for 30 antennae, FPS system &amp; servo system.</text:p>
        </text:list-item>
        <text:list-item>
          <text:p text:style-name="P5">Through testing of Online_v2 with all sub-system has to be done.</text:p>
        </text:list-item>
        <text:list-item>
          <text:p text:style-name="P5">Performance tuning &amp; optimization for Online_v2.</text:p>
          <text:p text:style-name="P5"/>
        </text:list-item>
      </text:list>
      <text:p text:style-name="P1"/>
      <text:p text:style-name="P3">April 2015 MTAC testing </text:p>
      <text:p text:style-name="Standard"/>
      <text:list xml:id="list1464476155" text:style-name="L3">
        <text:list-item>
          <text:p text:style-name="P6">We will try to test 30 antenna system with L2 switch in the antenna base with 1 or 2 MCM card connected to it.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5-02-20T14:37:47</meta:creation-date>
    <dc:date>2015-03-03T17:28:03</dc:date>
    <dc:creator>teleset </dc:creator>
    <meta:editing-duration>PT28M26S</meta:editing-duration>
    <meta:editing-cycles>12</meta:editing-cycles>
    <meta:generator>LibreOffice/3.4$Linux LibreOffice_project/340m1$Build-602</meta:generator>
    <meta:document-statistic meta:table-count="0" meta:image-count="0" meta:object-count="0" meta:page-count="1" meta:paragraph-count="21" meta:word-count="273" meta:character-count="1491" meta:non-whitespace-character-count="1236"/>
  </office:meta>
</office:document-meta>
</file>